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fo:font-family="'Calibri Light'" style:font-family-asian="'Calibri Light'" style:font-family-complex="'Calibri Light'" fo:background-color="transparent" style:use-window-font-color="true"/>
    </style:style>
    <style:style style:name="T2" style:family="text">
      <style:text-properties fo:font-size="15.00pt" fo:font-weight="bold" fo:font-family="'Calibri Light'" style:font-family-asian="'Calibri Light'" style:font-family-complex="'Calibri Light'" fo:background-color="transparent" style:use-window-font-color="true"/>
    </style:style>
    <style:style style:name="T3" style:family="text">
      <style:text-properties fo:font-size="15.00pt" fo:font-weight="bold" fo:font-family="'Calibri Light'" style:font-family-asian="'Calibri Light'" style:font-family-complex="'Calibri Light'" fo:background-color="transparent" style:use-window-font-color="true"/>
    </style:style>
    <style:style style:name="T4" style:family="text">
      <style:text-properties fo:font-size="15.00pt" fo:font-weight="bold" fo:font-family="'Calibri Light'" style:font-family-asian="'Calibri Light'" style:font-family-complex="'Calibri Light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right="-11.35pt" fo:margin-bottom="8.00pt">
        <style:tab-stops>
          <style:tab-stop style:position="838852.55pt"/>
        </style:tab-stops>
      </style:paragraph-properties>
    </style:style>
  </office:automatic-styles>
  <office:body>
    <office:text>
      <text:p text:style-name="P1"><text:span text:style-name="T1">Мой первый мини-проект для Яндекс.Лицея<text:s/></text:span><text:span text:style-name="T2">—</text:span><text:span text:style-name="T3"><text:s/></text:span><text:span text:style-name="T4">Игра "New galaxies"</text:span></text:p>
      <text:p text:style-name="P2"><text:span text:style-name="T5">Автор - Карпов Алексей, Github:<text:s/></text:span><text:span text:style-name="T6">Dosia404</text:span><text:span text:style-name="T7">,<text:s/></text:span><text:span text:style-name="T8">AlexKarpov404@yandex.ru</text:span><text:span text:style-name="T9"/></text:p>
      <text:p text:style-name="P3"><text:span text:style-name="T9">Программа представляет собой игру выполняющая функцую досуга, а также способ развлечь себя и других.<text:line-break/>Библиотеки, необходимые для запуска: PyQt5 и Pygame.<text:line-break/>Использовались такие классы, как QWidgets, QGui, QApplication, QWidget, QPushButton, QVBoxLayout, QMainWindow, QPalette, QImage, QBrush, uic.<text:line-break/>Игра состоит из 4 окон, 1-<text:s text:c="2"/>кнопки запуска самой игры, 2- правил игры и кнопки запуска 3- окно в котором находится портал, ракета(которой вы управляете), метеоритов, 4- два окна выводящиеся от резуьтата игры( Win если вы добрались ракетой до портала, Game Over если если ракета задела траекторию метеорита или сам метеорит).<text:line-break/></text:span><text:span text:style-name="T10">Окно заупска игры:</text:span></text:p>
      <text:p text:style-name="P3"><draw:frame text:anchor-type="as-char" svg:width="44.87mm" svg:height="28.15mm" style:rel-width="scale" style:rel-height="scale"><draw:object-ole xlink:href="OleObj1"/><draw:image xlink:href="ObjectReplacements/OleObj1"/></draw:frame><text:span text:style-name="T11"/></text:p>
      <text:p text:style-name="P3"><text:span text:style-name="T12">Окно с правилами игры и запуском уровня:</text:span></text:p>
      <text:p text:style-name="P3"><draw:frame text:anchor-type="as-char" svg:width="146.47mm" svg:height="109.22mm" style:rel-width="scale" style:rel-height="scale"><draw:object-ole xlink:href="OleObj2"/><draw:image xlink:href="ObjectReplacements/OleObj2"/></draw:frame><text:span text:style-name="T13"/></text:p>
      <text:p text:style-name="P3"><text:span text:style-name="T14">Окно с уровнем игры:</text:span></text:p>
      <text:p text:style-name="P3"><draw:frame text:anchor-type="as-char" svg:width="146.47mm" svg:height="118.32mm" style:rel-width="scale" style:rel-height="scale"><draw:object-ole xlink:href="OleObj3"/><draw:image xlink:href="ObjectReplacements/OleObj3"/></draw:frame><text:span text:style-name="T15"/></text:p>
      <text:p text:style-name="P3"><text:span text:style-name="T16">Управление ракетой происходит с помощью кнопок: вверх, вниз, влево, вправо.</text:span></text:p>
      <text:p text:style-name="P3"><text:span text:style-name="T16">Ракета появляется в случайном месте. Количство метеоритов и их начальное положение тоже случайное. С помощью кнопок следует достичь портала не попав под метеоритов.</text:span></text:p>
      <text:p text:style-name="P3"><text:span text:style-name="T16">Окно поражения и победы:</text:span></text:p>
      <text:p text:style-name="P3"><draw:frame text:anchor-type="as-char" svg:width="113.24mm" svg:height="103.93mm" style:rel-width="scale" style:rel-height="scale"><draw:object-ole xlink:href="OleObj4"/><draw:image xlink:href="ObjectReplacements/OleObj4"/></draw:frame><text:span text:style-name="T17"/></text:p>
      <text:p text:style-name="P3"><text:span text:style-name="T17"/></text:p>
      <text:p text:style-name="P3"><draw:frame text:anchor-type="as-char" svg:width="126.37mm" svg:height="116.84mm" style:rel-width="scale" style:rel-height="scale"><draw:object-ole xlink:href="OleObj5"/><draw:image xlink:href="ObjectReplacements/OleObj5"/></draw:frame><text:span text:style-name="T17"/></text:p>
      <text:p text:style-name="P3"><text:span text:style-name="T18">Чтобы выйти из игры или начать заново требуется начало закрыть окно самой игры, а уже после оставшиеся. И это достаточно большой минус.</text:span></text:p>
      <text:p text:style-name="P3"><text:span text:style-name="T18">Спасибо за внимание!</text:span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